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22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23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726">
      <style:graphic-properties draw:fill="none" draw:stroke="solid" svg:stroke-width="0.00694in" svg:stroke-color="#000000" draw:marker-end="a725" svg:stroke-opacity="100%" draw:stroke-linejoin="miter" svg:stroke-linecap="but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1">
      <style:graphic-properties draw:fill="none" draw:stroke="solid" svg:stroke-width="0.00694in" svg:stroke-color="#000000" draw:marker-end="a790" svg:stroke-opacity="100%" draw:stroke-linejoin="miter" svg:stroke-linecap="butt"/>
    </style:style>
    <style:style style:family="paragraph" style:name="a83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3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4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697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98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6">
      <style:graphic-properties draw:fill="none" draw:stroke="solid" svg:stroke-width="0.00694in" svg:stroke-color="#000000" draw:marker-end="a845" svg:stroke-opacity="100%" draw:stroke-linejoin="miter" svg:stroke-linecap="butt"/>
    </style:style>
    <style:style style:family="graphic" style:name="a848">
      <style:graphic-properties draw:fill="none" draw:stroke="solid" svg:stroke-width="0.00694in" svg:stroke-color="#000000" draw:marker-end="a847" svg:stroke-opacity="100%" draw:stroke-linejoin="miter" svg:stroke-linecap="butt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743">
      <style:graphic-properties draw:fill="none" draw:stroke="solid" svg:stroke-width="0.00694in" svg:stroke-color="#000000" draw:marker-end="a742" svg:stroke-opacity="100%" draw:stroke-linejoin="miter" svg:stroke-linecap="butt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50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5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paragraph" style:name="a74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0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0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08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7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4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none" draw:stroke="solid" svg:stroke-width="0.00694in" svg:stroke-color="#000000" draw:marker-end="a771" svg:stroke-opacity="100%" draw:stroke-linejoin="miter" svg:stroke-linecap="butt"/>
    </style:style>
    <style:style style:family="graphic" style:name="a814">
      <style:graphic-properties draw:fill="none" draw:stroke="solid" svg:stroke-width="0.00694in" svg:stroke-color="#000000" draw:marker-end="a813" svg:stroke-opacity="100%" draw:stroke-linejoin="miter" svg:stroke-linecap="but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draw:fill="none" draw:stroke="solid" svg:stroke-width="0.00694in" svg:stroke-color="#000000" draw:marker-end="a773" svg:stroke-opacity="100%" draw:stroke-linejoin="miter" svg:stroke-linecap="but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7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20">
      <style:paragraph-properties fo:line-height="100%" fo:text-align="center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solid" draw:fill-color="#d0cece" draw:opacity="100%" draw:stroke="solid" svg:stroke-width="0.01389in" svg:stroke-color="#2e75b6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8in" style:font-size-asian="0.18in" style:font-size-complex="0.1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custom-shape svg:x="0.3in" svg:y="1.46446in" svg:width="1.87619in" svg:height="2.57568in" draw:id="id69" draw:style-name="a699" draw:name="Rectangle 115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0" draw:style-name="a702" draw:name="TextBox 116" svg:x="0.3in" svg:y="2.05in" svg:width="1.87619in" svg:height="0.2861in">
          <draw:text-box>
            <text:p text:style-name="a701" text:class-names="" text:cond-style-name=""><text:span text:style-name="a700" text:class-names="">ECMP_HASH</text:span></text:p>
          </draw:text-box>
          <svg:title/>
          <svg:desc/>
        </draw:frame>
        <draw:frame draw:id="id71" draw:style-name="a705" draw:name="TextBox 117" svg:x="0.3in" svg:y="2.3361in" svg:width="1.87619in" svg:height="0.2861in">
          <draw:text-box>
            <text:p text:style-name="a704" text:class-names="" text:cond-style-name=""><text:span text:style-name="a703" text:class-names="">ECMP_IPV4_HASH</text:span></text:p>
          </draw:text-box>
          <svg:title/>
          <svg:desc/>
        </draw:frame>
        <draw:frame draw:id="id72" draw:style-name="a708" draw:name="TextBox 118" svg:x="0.3in" svg:y="2.6222in" svg:width="1.87619in" svg:height="0.27769in">
          <draw:text-box>
            <text:p text:style-name="a707" text:class-names="" text:cond-style-name=""><text:span text:style-name="a706" text:class-names="">ECMP_IPV4_IN_IPV4_HASH</text:span></text:p>
          </draw:text-box>
          <svg:title/>
          <svg:desc/>
        </draw:frame>
        <draw:frame draw:id="id73" draw:style-name="a711" draw:name="TextBox 119" svg:x="0.3in" svg:y="2.89574in" svg:width="1.87619in" svg:height="0.2861in">
          <draw:text-box>
            <text:p text:style-name="a710" text:class-names="" text:cond-style-name=""><text:span text:style-name="a709" text:class-names="">LAG_HASH</text:span></text:p>
          </draw:text-box>
          <svg:title/>
          <svg:desc/>
        </draw:frame>
        <draw:frame draw:id="id74" draw:style-name="a714" draw:name="TextBox 120" svg:x="0.3in" svg:y="3.18184in" svg:width="1.87619in" svg:height="0.2861in">
          <draw:text-box>
            <text:p text:style-name="a713" text:class-names="" text:cond-style-name=""><text:span text:style-name="a712" text:class-names="">LAG_IPV4_HASH</text:span></text:p>
          </draw:text-box>
          <svg:title/>
          <svg:desc/>
        </draw:frame>
        <draw:frame draw:id="id75" draw:style-name="a717" draw:name="TextBox 121" svg:x="0.3in" svg:y="3.46794in" svg:width="1.87619in" svg:height="0.27769in">
          <draw:text-box>
            <text:p text:style-name="a716" text:class-names="" text:cond-style-name=""><text:span text:style-name="a715" text:class-names="">LAG_IPV4_IN_IPV4_HASH</text:span></text:p>
          </draw:text-box>
          <svg:title/>
          <svg:desc/>
        </draw:frame>
        <draw:frame draw:id="id76" draw:style-name="a720" draw:name="TextBox 122" svg:x="0.91759in" svg:y="1.46446in" svg:width="0.59815in" svg:height="0.27769in">
          <draw:text-box>
            <text:p text:style-name="a719" text:class-names="" text:cond-style-name=""><text:span text:style-name="a718" text:class-names="">Switch</text:span></text:p>
          </draw:text-box>
          <svg:title/>
          <svg:desc/>
        </draw:frame>
        <draw:custom-shape svg:x="4.09523in" svg:y="1.1538in" svg:width="1.5in" svg:height="0.89199in" draw:id="id77" draw:style-name="a724" draw:name="Rectangle 123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2.17619in" svg:y1="2.19305in" draw:start-shape="id70" draw:start-glue-point="1" svg:x2="4.09523in" svg:y2="1.3263in" draw:id="id78" draw:style-name="a726" draw:name="Straight Arrow Connector 124">
          <svg:title/>
          <svg:desc/>
        </draw:connector>
        <draw:frame draw:id="id79" draw:style-name="a729" draw:name="TextBox 125" svg:x="4.59612in" svg:y="1.19591in" svg:width="0.49822in" svg:height="0.27769in">
          <draw:text-box>
            <text:p text:style-name="a728" text:class-names="" text:cond-style-name=""><text:span text:style-name="a727" text:class-names="">Hash</text:span></text:p>
          </draw:text-box>
          <svg:title/>
          <svg:desc/>
        </draw:frame>
        <draw:frame draw:id="id80" draw:style-name="a733" draw:name="TextBox 126" svg:x="4.09523in" svg:y="1.4778in" svg:width="1.5in" svg:height="0.2861in">
          <draw:text-box>
            <text:p text:style-name="a732" text:class-names="" text:cond-style-name=""><text:span text:style-name="a730" text:class-names="">NATIVE_FIELD_LIST</text:span><text:span text:style-name="a731" text:class-names=""/></text:p>
          </draw:text-box>
          <svg:title/>
          <svg:desc/>
        </draw:frame>
        <draw:frame draw:id="id81" draw:style-name="a737" draw:name="TextBox 127" svg:x="4.09523in" svg:y="1.7639in" svg:width="1.5in" svg:height="0.2861in">
          <draw:text-box>
            <text:p text:style-name="a736" text:class-names="" text:cond-style-name=""><text:span text:style-name="a734" text:class-names="">UDF_GROUP_LIST</text:span><text:span text:style-name="a735" text:class-names=""/></text:p>
          </draw:text-box>
          <svg:title/>
          <svg:desc/>
        </draw:frame>
        <draw:custom-shape svg:x="6.79047in" svg:y="1.12522in" svg:width="1.23334in" svg:height="0.83995in" draw:id="id82" draw:style-name="a741" draw:name="Rectangle 128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9523in" svg:y1="1.90695in" draw:start-shape="id81" draw:start-glue-point="1" svg:x2="6.78533in" svg:y2="1.25114in" draw:id="id83" draw:style-name="a743" draw:name="Straight Arrow Connector 129">
          <svg:title/>
          <svg:desc/>
        </draw:connector>
        <draw:frame draw:id="id84" draw:style-name="a746" draw:name="TextBox 130" svg:x="6.97484in" svg:y="1.12522in" svg:width="0.86461in" svg:height="0.27769in">
          <draw:text-box>
            <text:p text:style-name="a745" text:class-names="" text:cond-style-name=""><text:span text:style-name="a744" text:class-names="">UDF Group</text:span></text:p>
          </draw:text-box>
          <svg:title/>
          <svg:desc/>
        </draw:frame>
        <draw:frame draw:id="id85" draw:style-name="a750" draw:name="TextBox 131" svg:x="6.79047in" svg:y="1.40712in" svg:width="1.23334in" svg:height="0.2861in">
          <draw:text-box>
            <text:p text:style-name="a749" text:class-names="" text:cond-style-name=""><text:span text:style-name="a747" text:class-names="">TYPE</text:span><text:span text:style-name="a748" text:class-names=""/></text:p>
          </draw:text-box>
          <svg:title/>
          <svg:desc/>
        </draw:frame>
        <draw:frame draw:id="id86" draw:style-name="a754" draw:name="TextBox 132" svg:x="6.79047in" svg:y="1.69322in" svg:width="1.23334in" svg:height="0.2861in">
          <draw:text-box>
            <text:p text:style-name="a753" text:class-names="" text:cond-style-name=""><text:span text:style-name="a751" text:class-names="">UDF_LIST</text:span><text:span text:style-name="a752" text:class-names=""/></text:p>
          </draw:text-box>
          <svg:title/>
          <svg:desc/>
        </draw:frame>
        <draw:custom-shape svg:x="9.70861in" svg:y="2.97401in" svg:width="1.23334in" svg:height="1.41589in" draw:id="id87" draw:style-name="a758" draw:name="Rectangle 141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8" draw:style-name="a762" draw:name="TextBox 143" svg:x="9.70861in" svg:y="3.24923in" svg:width="1.23334in" svg:height="0.2861in">
          <draw:text-box>
            <text:p text:style-name="a761" text:class-names="" text:cond-style-name=""><text:span text:style-name="a759" text:class-names="">MATCH</text:span><text:span text:style-name="a760" text:class-names=""/></text:p>
          </draw:text-box>
          <svg:title/>
          <svg:desc/>
        </draw:frame>
        <draw:frame draw:id="id89" draw:style-name="a766" draw:name="TextBox 144" svg:x="9.70861in" svg:y="4.1038in" svg:width="1.23334in" svg:height="0.2861in">
          <draw:text-box>
            <text:p text:style-name="a765" text:class-names="" text:cond-style-name=""><text:span text:style-name="a763" text:class-names="">LENGTH</text:span><text:span text:style-name="a764" text:class-names=""/></text:p>
          </draw:text-box>
          <svg:title/>
          <svg:desc/>
        </draw:frame>
        <draw:frame draw:id="id90" draw:style-name="a770" draw:name="TextBox 146" svg:x="9.70862in" svg:y="3.81892in" svg:width="1.23334in" svg:height="0.2861in">
          <draw:text-box>
            <text:p text:style-name="a769" text:class-names="" text:cond-style-name=""><text:span text:style-name="a767" text:class-names="">OFFSET</text:span><text:span text:style-name="a768" text:class-names=""/></text:p>
          </draw:text-box>
          <svg:title/>
          <svg:desc/>
        </draw:frame>
        <draw:connector draw:type="line" svg:x1="8.02381in" svg:y1="1.55017in" draw:start-shape="id85" draw:start-glue-point="1" svg:x2="9.68247in" svg:y2="0.37143in" draw:id="id91" draw:style-name="a772" draw:name="Straight Arrow Connector 147">
          <svg:title/>
          <svg:desc/>
        </draw:connector>
        <draw:connector draw:type="line" svg:x1="8.02381in" svg:y1="1.83627in" draw:start-shape="id86" draw:start-glue-point="1" svg:x2="9.70861in" svg:y2="3.11429in" draw:id="id92" draw:style-name="a774" draw:name="Straight Arrow Connector 148">
          <svg:title/>
          <svg:desc/>
        </draw:connector>
        <draw:custom-shape svg:x="4.10146in" svg:y="4.27999in" svg:width="1.5in" svg:height="0.89199in" draw:id="id93" draw:style-name="a778" draw:name="Rectangle 149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781" draw:name="TextBox 150" svg:x="4.60235in" svg:y="4.3221in" svg:width="0.49822in" svg:height="0.27769in">
          <draw:text-box>
            <text:p text:style-name="a780" text:class-names="" text:cond-style-name=""><text:span text:style-name="a779" text:class-names="">Hash</text:span></text:p>
          </draw:text-box>
          <svg:title/>
          <svg:desc/>
        </draw:frame>
        <draw:frame draw:id="id95" draw:style-name="a785" draw:name="TextBox 151" svg:x="4.10146in" svg:y="4.60399in" svg:width="1.5in" svg:height="0.2861in">
          <draw:text-box>
            <text:p text:style-name="a784" text:class-names="" text:cond-style-name=""><text:span text:style-name="a782" text:class-names="">NATIVE_FIELD_LIST</text:span><text:span text:style-name="a783" text:class-names=""/></text:p>
          </draw:text-box>
          <svg:title/>
          <svg:desc/>
        </draw:frame>
        <draw:frame draw:id="id96" draw:style-name="a789" draw:name="TextBox 152" svg:x="4.10146in" svg:y="4.89009in" svg:width="1.5in" svg:height="0.2861in">
          <draw:text-box>
            <text:p text:style-name="a788" text:class-names="" text:cond-style-name=""><text:span text:style-name="a786" text:class-names="">UDF_GROUP_LIST</text:span><text:span text:style-name="a787" text:class-names=""/></text:p>
          </draw:text-box>
          <svg:title/>
          <svg:desc/>
        </draw:frame>
        <draw:connector draw:type="line" svg:x1="2.17619in" svg:y1="2.47915in" draw:start-shape="id71" draw:start-glue-point="1" svg:x2="4.11759in" svg:y2="4.48613in" draw:id="id97" draw:style-name="a791" draw:name="Straight Arrow Connector 153">
          <svg:title/>
          <svg:desc/>
        </draw:connector>
        <draw:frame draw:id="id98" draw:style-name="a794" draw:name="TextBox 158" svg:x="0.29998in" svg:y="1.76261in" svg:width="1.87619in" svg:height="0.2861in">
          <draw:text-box>
            <text:p text:style-name="a793" text:class-names="" text:cond-style-name=""><text:span text:style-name="a792" text:class-names="">…</text:span></text:p>
          </draw:text-box>
          <svg:title/>
          <svg:desc/>
        </draw:frame>
        <draw:frame draw:id="id99" draw:style-name="a797" draw:name="TextBox 159" svg:x="0.29998in" svg:y="3.75404in" svg:width="1.87619in" svg:height="0.2861in">
          <draw:text-box>
            <text:p text:style-name="a796" text:class-names="" text:cond-style-name=""><text:span text:style-name="a795" text:class-names="">…</text:span></text:p>
          </draw:text-box>
          <svg:title/>
          <svg:desc/>
        </draw:frame>
        <draw:custom-shape svg:x="6.78537in" svg:y="3.4813in" svg:width="1.23334in" svg:height="0.8408in" draw:id="id100" draw:style-name="a801" draw:name="Rectangle 128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804" draw:name="TextBox 130" svg:x="6.96974in" svg:y="3.4813in" svg:width="0.86461in" svg:height="0.27769in">
          <draw:text-box>
            <text:p text:style-name="a803" text:class-names="" text:cond-style-name=""><text:span text:style-name="a802" text:class-names="">UDF Group</text:span></text:p>
          </draw:text-box>
          <svg:title/>
          <svg:desc/>
        </draw:frame>
        <draw:frame draw:id="id102" draw:style-name="a808" draw:name="TextBox 131" svg:x="6.78537in" svg:y="3.7632in" svg:width="1.23334in" svg:height="0.2861in">
          <draw:text-box>
            <text:p text:style-name="a807" text:class-names="" text:cond-style-name=""><text:span text:style-name="a805" text:class-names="">TYPE</text:span><text:span text:style-name="a806" text:class-names=""/></text:p>
          </draw:text-box>
          <svg:title/>
          <svg:desc/>
        </draw:frame>
        <draw:frame draw:id="id103" draw:style-name="a812" draw:name="TextBox 132" svg:x="6.78537in" svg:y="4.0493in" svg:width="1.23334in" svg:height="0.2861in">
          <draw:text-box>
            <text:p text:style-name="a811" text:class-names="" text:cond-style-name=""><text:span text:style-name="a809" text:class-names="">UDF_LIST</text:span><text:span text:style-name="a810" text:class-names=""/></text:p>
          </draw:text-box>
          <svg:title/>
          <svg:desc/>
        </draw:frame>
        <draw:connector draw:type="line" svg:x1="5.59523in" svg:y1="1.90695in" draw:start-shape="id81" draw:start-glue-point="1" svg:x2="6.78533in" svg:y2="3.65in" draw:id="id104" draw:style-name="a814" draw:name="Straight Arrow Connector 129">
          <svg:title/>
          <svg:desc/>
        </draw:connector>
        <draw:frame draw:id="id105" draw:style-name="a818" draw:name="TextBox 143" svg:x="9.70861in" svg:y="3.53329in" svg:width="1.23334in" svg:height="0.2861in">
          <draw:text-box>
            <text:p text:style-name="a817" text:class-names="" text:cond-style-name=""><text:span text:style-name="a815" text:class-names="">BASE</text:span><text:span text:style-name="a816" text:class-names=""/></text:p>
          </draw:text-box>
          <svg:title/>
          <svg:desc/>
        </draw:frame>
        <draw:custom-shape svg:x="9.68247in" svg:y="0.26318in" svg:width="1.23334in" svg:height="1.40753in" draw:id="id106" draw:style-name="a822" draw:name="Rectangle 141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825" draw:name="TextBox 142" svg:x="10.07108in" svg:y="0.26072in" svg:width="0.45615in" svg:height="0.27769in">
          <draw:text-box>
            <text:p text:style-name="a824" text:class-names="" text:cond-style-name=""><text:span text:style-name="a823" text:class-names="">UDF</text:span></text:p>
          </draw:text-box>
          <svg:title/>
          <svg:desc/>
        </draw:frame>
        <draw:frame draw:id="id108" draw:style-name="a829" draw:name="TextBox 143" svg:x="9.68247in" svg:y="0.5384in" svg:width="1.23334in" svg:height="0.2861in">
          <draw:text-box>
            <text:p text:style-name="a828" text:class-names="" text:cond-style-name=""><text:span text:style-name="a826" text:class-names="">MATCH</text:span><text:span text:style-name="a827" text:class-names=""/></text:p>
          </draw:text-box>
          <svg:title/>
          <svg:desc/>
        </draw:frame>
        <draw:frame draw:id="id109" draw:style-name="a833" draw:name="TextBox 144" svg:x="9.68247in" svg:y="1.09851in" svg:width="1.23334in" svg:height="0.2861in">
          <draw:text-box>
            <text:p text:style-name="a832" text:class-names="" text:cond-style-name=""><text:span text:style-name="a830" text:class-names="">OFFSET</text:span><text:span text:style-name="a831" text:class-names=""/></text:p>
          </draw:text-box>
          <svg:title/>
          <svg:desc/>
        </draw:frame>
        <draw:frame draw:id="id110" draw:style-name="a837" draw:name="TextBox 145" svg:x="9.68247in" svg:y="1.38461in" svg:width="1.23334in" svg:height="0.2861in">
          <draw:text-box>
            <text:p text:style-name="a836" text:class-names="" text:cond-style-name=""><text:span text:style-name="a834" text:class-names="">LENGTH</text:span><text:span text:style-name="a835" text:class-names=""/></text:p>
          </draw:text-box>
          <svg:title/>
          <svg:desc/>
        </draw:frame>
        <draw:frame draw:id="id111" draw:style-name="a841" draw:name="TextBox 146" svg:x="9.68247in" svg:y="0.81363in" svg:width="1.23334in" svg:height="0.2861in">
          <draw:text-box>
            <text:p text:style-name="a840" text:class-names="" text:cond-style-name=""><text:span text:style-name="a838" text:class-names="">BASE</text:span><text:span text:style-name="a839" text:class-names=""/></text:p>
          </draw:text-box>
          <svg:title/>
          <svg:desc/>
        </draw:frame>
        <draw:frame draw:id="id112" draw:style-name="a844" draw:name="TextBox 142" svg:x="10.09721in" svg:y="2.96231in" svg:width="0.45615in" svg:height="0.27769in">
          <draw:text-box>
            <text:p text:style-name="a843" text:class-names="" text:cond-style-name=""><text:span text:style-name="a842" text:class-names="">UDF</text:span></text:p>
          </draw:text-box>
          <svg:title/>
          <svg:desc/>
        </draw:frame>
        <draw:connector draw:type="line" svg:x1="10.91581in" svg:y1="0.68145in" draw:start-shape="id108" draw:start-glue-point="1" svg:x2="11.94583in" svg:y2="0.83373in" draw:id="id113" draw:style-name="a846" draw:name="Straight Arrow Connector 147">
          <svg:title/>
          <svg:desc/>
        </draw:connector>
        <draw:connector draw:type="line" svg:x1="10.94195in" svg:y1="3.39228in" draw:start-shape="id88" draw:start-glue-point="1" svg:x2="11.94583in" svg:y2="3.74563in" draw:id="id114" draw:style-name="a848" draw:name="Straight Arrow Connector 147">
          <svg:title/>
          <svg:desc/>
        </draw:connector>
        <draw:g draw:name="Group 77" draw:id="id115">
          <svg:title/>
          <svg:desc/>
          <draw:custom-shape svg:x="11.94583in" svg:y="0.70582in" svg:width="1.16973in" svg:height="0.8297in" draw:id="id123" draw:style-name="a875" draw:name="Rectangle 141">
            <svg:title/>
            <svg:desc/>
            <text:p text:style-name="a873" text:class-names="" text:cond-style-name=""><text:span text:style-name="a8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24" draw:style-name="a878" draw:name="TextBox 142" svg:x="12.07648in" svg:y="0.70581in" svg:width="0.90844in" svg:height="0.27769in">
            <draw:text-box>
              <text:p text:style-name="a877" text:class-names="" text:cond-style-name=""><text:span text:style-name="a876" text:class-names="">UDF <text:s text:c="1"/>Match</text:span></text:p>
            </draw:text-box>
            <svg:title/>
            <svg:desc/>
          </draw:frame>
          <draw:frame draw:id="id125" draw:style-name="a882" draw:name="TextBox 143" svg:x="11.94583in" svg:y="0.96752in" svg:width="1.16973in" svg:height="0.2861in">
            <draw:text-box>
              <text:p text:style-name="a881" text:class-names="" text:cond-style-name=""><text:span text:style-name="a879" text:class-names="">L2_TYPE</text:span><text:span text:style-name="a880" text:class-names=""/></text:p>
            </draw:text-box>
            <svg:title/>
            <svg:desc/>
          </draw:frame>
          <draw:frame draw:id="id126" draw:style-name="a886" draw:name="TextBox 143" svg:x="11.94583in" svg:y="1.81742in" svg:width="1.16973in" svg:height="0.2861in">
            <draw:text-box>
              <text:p text:style-name="a885" text:class-names="" text:cond-style-name=""><text:span text:style-name="a883" text:class-names="">PRIORITY</text:span><text:span text:style-name="a884" text:class-names=""/></text:p>
            </draw:text-box>
            <svg:title/>
            <svg:desc/>
          </draw:frame>
          <draw:frame draw:id="id127" draw:style-name="a890" draw:name="TextBox 143" svg:x="11.94583in" svg:y="1.25322in" svg:width="1.16973in" svg:height="0.2861in">
            <draw:text-box>
              <text:p text:style-name="a889" text:class-names="" text:cond-style-name=""><text:span text:style-name="a887" text:class-names="">L3_TYPE</text:span><text:span text:style-name="a888" text:class-names=""/></text:p>
            </draw:text-box>
            <svg:title/>
            <svg:desc/>
          </draw:frame>
          <draw:frame draw:id="id128" draw:style-name="a894" draw:name="TextBox 143" svg:x="11.94583in" svg:y="1.54417in" svg:width="1.16973in" svg:height="0.2861in">
            <draw:text-box>
              <text:p text:style-name="a893" text:class-names="" text:cond-style-name=""><text:span text:style-name="a891" text:class-names="">GRE_TYPE</text:span><text:span text:style-name="a892" text:class-names=""/></text:p>
            </draw:text-box>
            <svg:title/>
            <svg:desc/>
          </draw:frame>
        </draw:g>
        <draw:g draw:name="Group 78" draw:id="id116">
          <svg:title/>
          <svg:desc/>
          <draw:custom-shape svg:x="11.9415in" svg:y="3.60272in" svg:width="1.16973in" svg:height="0.8297in" draw:id="id117" draw:style-name="a852" draw:name="Rectangle 141">
            <svg:title/>
            <svg:desc/>
            <text:p text:style-name="a850" text:class-names="" text:cond-style-name=""><text:span text:style-name="a84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118" draw:style-name="a855" draw:name="TextBox 142" svg:x="12.07215in" svg:y="3.60271in" svg:width="0.90844in" svg:height="0.27769in">
            <draw:text-box>
              <text:p text:style-name="a854" text:class-names="" text:cond-style-name=""><text:span text:style-name="a853" text:class-names="">UDF <text:s text:c="1"/>Match</text:span></text:p>
            </draw:text-box>
            <svg:title/>
            <svg:desc/>
          </draw:frame>
          <draw:frame draw:id="id119" draw:style-name="a859" draw:name="TextBox 143" svg:x="11.9415in" svg:y="3.86442in" svg:width="1.16973in" svg:height="0.2861in">
            <draw:text-box>
              <text:p text:style-name="a858" text:class-names="" text:cond-style-name=""><text:span text:style-name="a856" text:class-names="">L2_TYPE</text:span><text:span text:style-name="a857" text:class-names=""/></text:p>
            </draw:text-box>
            <svg:title/>
            <svg:desc/>
          </draw:frame>
          <draw:frame draw:id="id120" draw:style-name="a863" draw:name="TextBox 143" svg:x="11.9415in" svg:y="4.71432in" svg:width="1.16973in" svg:height="0.2861in">
            <draw:text-box>
              <text:p text:style-name="a862" text:class-names="" text:cond-style-name=""><text:span text:style-name="a860" text:class-names="">PRIORITY</text:span><text:span text:style-name="a861" text:class-names=""/></text:p>
            </draw:text-box>
            <svg:title/>
            <svg:desc/>
          </draw:frame>
          <draw:frame draw:id="id121" draw:style-name="a867" draw:name="TextBox 143" svg:x="11.9415in" svg:y="4.15012in" svg:width="1.16973in" svg:height="0.2861in">
            <draw:text-box>
              <text:p text:style-name="a866" text:class-names="" text:cond-style-name=""><text:span text:style-name="a864" text:class-names="">L3_TYPE</text:span><text:span text:style-name="a865" text:class-names=""/></text:p>
            </draw:text-box>
            <svg:title/>
            <svg:desc/>
          </draw:frame>
          <draw:frame draw:id="id122" draw:style-name="a871" draw:name="TextBox 143" svg:x="11.9415in" svg:y="4.44107in" svg:width="1.16973in" svg:height="0.2861in">
            <draw:text-box>
              <text:p text:style-name="a870" text:class-names="" text:cond-style-name=""><text:span text:style-name="a868" text:class-names="">GRE_TYPE</text:span><text:span text:style-name="a869" text:class-names=""/></text:p>
            </draw:text-box>
            <svg:title/>
            <svg:desc/>
          </draw:frame>
        </draw:g>
        <presentation:notes draw:style-name="a900">
          <draw:page-thumbnail draw:page-number="1" svg:x="-0.39063in" svg:y="1.25in" svg:width="8.28125in" svg:height="3.375in" presentation:class="page" draw:id="id129" presentation:style-name="a895" draw:name="Slide Image Placeholder 1">
            <svg:title/>
            <svg:desc/>
          </draw:page-thumbnail>
          <draw:frame draw:id="id130" presentation:style-name="a89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1" draw:style-name="a899" draw:name="Slide Number Placeholder 3" svg:x="4.24826in" svg:y="9.49826in" svg:width="3.25in" svg:height="0.50174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875in" svg:y="0.90012in" svg:width="10.125in" svg:height="1.91482in"/>
      <presentation:placeholder presentation:object="subtitle" svg:x="1.6875in" svg:y="2.88877in" svg:width="10.125in" svg:height="1.32789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2" style:display-name="Title and Content">
      <presentation:placeholder presentation:object="title" svg:x="0.92813in" svg:y="0.29282in" svg:width="11.64375in" svg:height="1.06308in"/>
      <presentation:placeholder presentation:object="object" svg:x="0.92813in" svg:y="1.46412in" svg:width="11.64375in" svg:height="3.4897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3" style:display-name="Section Header">
      <presentation:placeholder presentation:object="title" svg:x="0.92109in" svg:y="1.37118in" svg:width="11.64375in" svg:height="2.28785in"/>
      <presentation:placeholder presentation:object="outline" svg:x="0.92109in" svg:y="3.68067in" svg:width="11.64375in" svg:height="1.20312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4" style:display-name="Two Content">
      <presentation:placeholder presentation:object="title" svg:x="0.92813in" svg:y="0.29282in" svg:width="11.64375in" svg:height="1.06308in"/>
      <presentation:placeholder presentation:object="object" svg:x="0.92813in" svg:y="1.46412in" svg:width="5.7375in" svg:height="3.4897in"/>
      <presentation:placeholder presentation:object="object" svg:x="6.83438in" svg:y="1.46412in" svg:width="5.7375in" svg:height="3.4897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5" style:display-name="Comparison">
      <presentation:placeholder presentation:object="title" svg:x="0.92988in" svg:y="0.29282in" svg:width="11.64375in" svg:height="1.06308in"/>
      <presentation:placeholder presentation:object="outline" svg:x="0.92988in" svg:y="1.34826in" svg:width="5.71113in" svg:height="0.66076in"/>
      <presentation:placeholder presentation:object="object" svg:x="0.92988in" svg:y="2.00903in" svg:width="5.71113in" svg:height="2.95498in"/>
      <presentation:placeholder presentation:object="outline" svg:x="6.83437in" svg:y="1.34826in" svg:width="5.73926in" svg:height="0.66076in"/>
      <presentation:placeholder presentation:object="object" svg:x="6.83437in" svg:y="2.00903in" svg:width="5.73926in" svg:height="2.95498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6" style:display-name="Title Only">
      <presentation:placeholder presentation:object="title" svg:x="0.92813in" svg:y="0.29282in" svg:width="11.64375in" svg:height="1.06308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7" style:display-name="Blank"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8" style:display-name="Content with Caption">
      <presentation:placeholder presentation:object="title" svg:x="0.92988in" svg:y="0.36667in" svg:width="4.3541in" svg:height="1.28333in"/>
      <presentation:placeholder presentation:object="object" svg:x="5.73926in" svg:y="0.7919in" svg:width="6.83438in" svg:height="3.90857in"/>
      <presentation:placeholder presentation:object="outline" svg:x="0.92988in" svg:y="1.65in" svg:width="4.3541in" svg:height="3.05683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9" style:display-name="Picture with Caption">
      <presentation:placeholder presentation:object="title" svg:x="0.92988in" svg:y="0.36667in" svg:width="4.3541in" svg:height="1.28333in"/>
      <presentation:placeholder presentation:object="graphic" svg:x="5.73926in" svg:y="0.7919in" svg:width="6.83438in" svg:height="3.90857in"/>
      <presentation:placeholder presentation:object="outline" svg:x="0.92988in" svg:y="1.65in" svg:width="4.3541in" svg:height="3.05683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10" style:display-name="Title and Vertical Text">
      <presentation:placeholder presentation:object="title" svg:x="0.92813in" svg:y="0.29282in" svg:width="11.64375in" svg:height="1.06308in"/>
      <presentation:placeholder presentation:object="outline" svg:x="0.92813in" svg:y="1.46412in" svg:width="11.64375in" svg:height="3.4897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presentation-page-layout style:name="Master1-PPL11" style:display-name="Vertical Title and Text">
      <presentation:placeholder presentation:object="title" svg:x="9.66094in" svg:y="0.29282in" svg:width="2.91094in" svg:height="4.661in"/>
      <presentation:placeholder presentation:object="outline" svg:x="0.92812in" svg:y="0.29282in" svg:width="8.56406in" svg:height="4.661in"/>
      <presentation:placeholder presentation:object="date-time" svg:x="0.92813in" svg:y="5.09769in" svg:width="3.0375in" svg:height="0.29282in"/>
      <presentation:placeholder presentation:object="footer" svg:x="4.47188in" svg:y="5.09769in" svg:width="4.55625in" svg:height="0.29282in"/>
      <presentation:placeholder presentation:object="page-number" svg:x="9.53438in" svg:y="5.09769in" svg:width="3.0375in" svg:height="0.29282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51" draw:style="linear" draw:angle="0" draw:start-color="#6083cb" draw:end-color="#3e70ca" draw:start-intensity="100%" draw:end-intensity="100%"/>
    <draw:gradient draw:name="a757" draw:style="linear" draw:angle="0" draw:start-color="#ffc746" draw:end-color="#ffc600" draw:start-intensity="100%" draw:end-intensity="100%"/>
    <draw:gradient draw:name="a800" draw:style="linear" draw:angle="0" draw:start-color="#81b861" draw:end-color="#6fb242" draw:start-intensity="100%" draw:end-intensity="100%"/>
    <draw:gradient draw:name="a723" draw:style="linear" draw:angle="0" draw:start-color="#f18c55" draw:end-color="#f67b28" draw:start-intensity="100%" draw:end-intensity="100%"/>
    <draw:gradient draw:name="a740" draw:style="linear" draw:angle="0" draw:start-color="#81b861" draw:end-color="#6fb242" draw:start-intensity="100%" draw:end-intensity="100%"/>
    <draw:gradient draw:name="a698" draw:style="linear" draw:angle="0" draw:start-color="#71a6db" draw:end-color="#559bdb" draw:start-intensity="100%" draw:end-intensity="100%"/>
    <draw:gradient draw:name="a777" draw:style="linear" draw:angle="0" draw:start-color="#f18c55" draw:end-color="#f67b28" draw:start-intensity="100%" draw:end-intensity="100%"/>
    <draw:gradient draw:name="a821" draw:style="linear" draw:angle="0" draw:start-color="#ffc746" draw:end-color="#ffc600" draw:start-intensity="100%" draw:end-intensity="100%"/>
    <draw:gradient draw:name="a874" draw:style="linear" draw:angle="0" draw:start-color="#6083cb" draw:end-color="#3e70ca" draw:start-intensity="100%" draw:end-intensity="100%"/>
    <draw:marker draw:name="a773" svg:viewBox="0 0 20 30" svg:d="m10 0-10 30h20z"/>
    <draw:marker draw:name="a847" svg:viewBox="0 0 20 30" svg:d="m10 0-10 30h20z"/>
    <draw:marker draw:name="a790" svg:viewBox="0 0 20 30" svg:d="m10 0-10 30h20z"/>
    <draw:marker draw:name="a813" svg:viewBox="0 0 20 30" svg:d="m10 0-10 30h20z"/>
    <draw:marker draw:name="a725" svg:viewBox="0 0 20 30" svg:d="m10 0-10 30h20z"/>
    <draw:marker draw:name="a845" svg:viewBox="0 0 20 30" svg:d="m10 0-10 30h20z"/>
    <draw:marker draw:name="a771" svg:viewBox="0 0 20 30" svg:d="m10 0-10 30h20z"/>
    <draw:marker draw:name="a742" svg:viewBox="0 0 20 30" svg:d="m10 0-10 30h20z"/>
  </office:styles>
  <office:automatic-styles>
    <style:page-layout style:name="pageLayout1">
      <style:page-layout-properties fo:page-width="13.5in" fo:page-height="5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2597in" style:font-size-asian="0.32597in" style:font-size-complex="0.3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597in" style:font-size-asian="0.32597in" style:font-size-complex="0.3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92in" style:font-size-asian="0.16292in" style:font-size-complex="0.16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2597in" style:font-size-asian="0.32597in" style:font-size-complex="0.3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2597in" style:font-size-asian="0.32597in" style:font-size-complex="0.3259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292in" style:font-size-asian="0.16292in" style:font-size-complex="0.1629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819in" style:font-size-asian="0.44819in" style:font-size-complex="0.4481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8514in" style:font-size-asian="0.28514in" style:font-size-complex="0.2851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0.7333in" fo:margin-left="0.18332in" fo:margin-right="0in" fo:text-indent="-0.18332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0.7333in" fo:margin-left="0.54997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375in" style:font-size-asian="0.20375in" style:font-size-complex="0.20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0.7333in" fo:margin-left="0.91663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0.7333in" fo:margin-left="1.28328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.00361in" fo:margin-left="0.5018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00361in" fo:margin-left="1.0036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333in" style:font-size-asian="0.18333in" style:font-size-complex="0.1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0.7333in" fo:margin-left="1.64992in" fo:margin-right="0in" fo:text-indent="-0.18332in" fo:margin-top="0.0506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.00361in" fo:margin-left="1.5054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0.7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.00361in" fo:margin-left="2.007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444in" style:font-size-asian="0.24444in" style:font-size-complex="0.2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0.7333in" fo:margin-left="0in" fo:margin-right="0in" fo:text-indent="0in" fo:margin-top="0.10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722in" style:font-size-asian="0.16722in" style:font-size-complex="0.16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222in" style:font-size-asian="0.12222in" style:font-size-complex="0.1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.0036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.3939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72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4997in"/>
      </text:list-level-style-number>
      <text:list-level-style-number text:level="3" style:num-format="">
        <style:list-level-properties text:space-before="0.91663in"/>
      </text:list-level-style-number>
      <text:list-level-style-number text:level="4" style:num-format="">
        <style:list-level-properties text:space-before="1.28328in"/>
      </text:list-level-style-number>
      <text:list-level-style-number text:level="5" style:num-format="">
        <style:list-level-properties text:space-before="1.6499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018in"/>
      </text:list-level-style-number>
      <text:list-level-style-number text:level="3" style:num-format="">
        <style:list-level-properties text:space-before="1.00361in"/>
      </text:list-level-style-number>
      <text:list-level-style-number text:level="4" style:num-format="">
        <style:list-level-properties text:space-before="1.50541in"/>
      </text:list-level-style-number>
      <text:list-level-style-number text:level="5" style:num-format="">
        <style:list-level-properties text:space-before="2.0072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18332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6665in" text:min-label-width="0.18332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3331in" text:min-label-width="0.18332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09996in" text:min-label-width="0.18332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4666in" text:min-label-width="0.1833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668in" text:min-label-width="0.18332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668in" text:min-label-width="0.18332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668in" text:min-label-width="0.18332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668in" text:min-label-width="0.18332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2813in" svg:y="0.29282in" svg:width="11.64375in" svg:height="1.06308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2813in" svg:y="1.46412in" svg:width="11.64375in" svg:height="3.489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2813in" svg:y="5.09769in" svg:width="3.0375in" svg:height="0.29282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26/2015</text:date></text:span></text:p>
        </draw:text-box>
        <svg:title/>
        <svg:desc/>
      </draw:frame>
      <draw:frame draw:id="id3" presentation:style-name="a26" draw:name="Footer Placeholder 4" svg:x="4.47188in" svg:y="5.09769in" svg:width="4.55625in" svg:height="0.29282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53438in" svg:y="5.09769in" svg:width="3.0375in" svg:height="0.29282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875in" svg:y="0.90012in" svg:width="10.125in" svg:height="1.91482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875in" svg:y="2.88877in" svg:width="10.125in" svg:height="1.32789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2813in" svg:y="5.09769in" svg:width="3.0375in" svg:height="0.29282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26/2015</text:date></text:span></text:p>
        </draw:text-box>
        <svg:title/>
        <svg:desc/>
      </draw:frame>
      <draw:frame draw:id="id14" presentation:style-name="a73" draw:name="Footer Placeholder 4" svg:x="4.47188in" svg:y="5.09769in" svg:width="4.55625in" svg:height="0.29282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53438in" svg:y="5.09769in" svg:width="3.0375in" svg:height="0.29282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ck to 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2813in" svg:y="0.29282in" svg:width="11.64375in" svg:height="1.06308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2813in" svg:y="1.46412in" svg:width="11.64375in" svg:height="3.4897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ck to 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2813in" svg:y="5.09769in" svg:width="3.0375in" svg:height="0.29282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5/26/2015</text:date></text:span></text:p>
        </draw:text-box>
        <svg:title/>
        <svg:desc/>
      </draw:frame>
      <draw:frame draw:id="id19" presentation:style-name="a133" draw:name="Footer Placeholder 4" svg:x="4.47188in" svg:y="5.09769in" svg:width="4.55625in" svg:height="0.29282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53438in" svg:y="5.09769in" svg:width="3.0375in" svg:height="0.29282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ck to 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2109in" svg:y="1.37118in" svg:width="11.64375in" svg:height="2.28785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2109in" svg:y="3.68067in" svg:width="11.64375in" svg:height="1.2031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ck to 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2813in" svg:y="5.09769in" svg:width="3.0375in" svg:height="0.29282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5/26/2015</text:date></text:span></text:p>
        </draw:text-box>
        <svg:title/>
        <svg:desc/>
      </draw:frame>
      <draw:frame draw:id="id24" presentation:style-name="a181" draw:name="Footer Placeholder 4" svg:x="4.47188in" svg:y="5.09769in" svg:width="4.55625in" svg:height="0.29282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53438in" svg:y="5.09769in" svg:width="3.0375in" svg:height="0.29282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ck to 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2813in" svg:y="0.29282in" svg:width="11.64375in" svg:height="1.06308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2813in" svg:y="1.46412in" svg:width="5.7375in" svg:height="3.4897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83438in" svg:y="1.46412in" svg:width="5.7375in" svg:height="3.489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2813in" svg:y="5.09769in" svg:width="3.0375in" svg:height="0.29282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5/26/2015</text:date></text:span></text:p>
        </draw:text-box>
        <svg:title/>
        <svg:desc/>
      </draw:frame>
      <draw:frame draw:id="id30" presentation:style-name="a257" draw:name="Footer Placeholder 5" svg:x="4.47188in" svg:y="5.09769in" svg:width="4.55625in" svg:height="0.29282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53438in" svg:y="5.09769in" svg:width="3.0375in" svg:height="0.29282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ck to 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2988in" svg:y="0.29282in" svg:width="11.64375in" svg:height="1.06308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2988in" svg:y="1.34826in" svg:width="5.71113in" svg:height="0.66076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2988in" svg:y="2.00903in" svg:width="5.71113in" svg:height="2.95498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83437in" svg:y="1.34826in" svg:width="5.73926in" svg:height="0.66076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83437in" svg:y="2.00903in" svg:width="5.73926in" svg:height="2.9549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2813in" svg:y="5.09769in" svg:width="3.0375in" svg:height="0.29282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5/26/2015</text:date></text:span></text:p>
        </draw:text-box>
        <svg:title/>
        <svg:desc/>
      </draw:frame>
      <draw:frame draw:id="id38" presentation:style-name="a341" draw:name="Footer Placeholder 7" svg:x="4.47188in" svg:y="5.09769in" svg:width="4.55625in" svg:height="0.29282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53438in" svg:y="5.09769in" svg:width="3.0375in" svg:height="0.29282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ck to 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2813in" svg:y="0.29282in" svg:width="11.64375in" svg:height="1.06308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2813in" svg:y="5.09769in" svg:width="3.0375in" svg:height="0.29282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5/26/2015</text:date></text:span></text:p>
        </draw:text-box>
        <svg:title/>
        <svg:desc/>
      </draw:frame>
      <draw:frame draw:id="id42" presentation:style-name="a385" draw:name="Footer Placeholder 3" svg:x="4.47188in" svg:y="5.09769in" svg:width="4.55625in" svg:height="0.29282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53438in" svg:y="5.09769in" svg:width="3.0375in" svg:height="0.29282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ck to 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2813in" svg:y="5.09769in" svg:width="3.0375in" svg:height="0.29282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5/26/2015</text:date></text:span></text:p>
        </draw:text-box>
        <svg:title/>
        <svg:desc/>
      </draw:frame>
      <draw:frame draw:id="id45" presentation:style-name="a426" draw:name="Footer Placeholder 2" svg:x="4.47188in" svg:y="5.09769in" svg:width="4.55625in" svg:height="0.29282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53438in" svg:y="5.09769in" svg:width="3.0375in" svg:height="0.29282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ck to 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2988in" svg:y="0.36667in" svg:width="4.3541in" svg:height="1.28333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73926in" svg:y="0.7919in" svg:width="6.83438in" svg:height="3.90857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ck to 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2988in" svg:y="1.65in" svg:width="4.3541in" svg:height="3.05683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ck to 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2813in" svg:y="5.09769in" svg:width="3.0375in" svg:height="0.29282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5/26/2015</text:date></text:span></text:p>
        </draw:text-box>
        <svg:title/>
        <svg:desc/>
      </draw:frame>
      <draw:frame draw:id="id51" presentation:style-name="a490" draw:name="Footer Placeholder 5" svg:x="4.47188in" svg:y="5.09769in" svg:width="4.55625in" svg:height="0.29282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53438in" svg:y="5.09769in" svg:width="3.0375in" svg:height="0.29282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ck to 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2988in" svg:y="0.36667in" svg:width="4.3541in" svg:height="1.28333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73926in" svg:y="0.7919in" svg:width="6.83438in" svg:height="3.90857in" presentation:class="graphic" presentation:placeholder="false">
        <draw:text-box>
          <text:p text:style-name="a529" text:class-names="" text:cond-style-name=""><text:span text:style-name="a528" text:class-names="">Click icon to add picture</text:span></text:p>
        </draw:text-box>
        <svg:title/>
        <svg:desc/>
      </draw:frame>
      <draw:frame draw:id="id55" presentation:style-name="a534" draw:name="Text Placeholder 3" svg:x="0.92988in" svg:y="1.65in" svg:width="4.3541in" svg:height="3.0568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2813in" svg:y="5.09769in" svg:width="3.0375in" svg:height="0.29282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5/26/2015</text:date></text:span></text:p>
        </draw:text-box>
        <svg:title/>
        <svg:desc/>
      </draw:frame>
      <draw:frame draw:id="id57" presentation:style-name="a541" draw:name="Footer Placeholder 5" svg:x="4.47188in" svg:y="5.09769in" svg:width="4.55625in" svg:height="0.29282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53438in" svg:y="5.09769in" svg:width="3.0375in" svg:height="0.29282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ck to 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2813in" svg:y="0.29282in" svg:width="11.64375in" svg:height="1.06308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2813in" svg:y="1.46412in" svg:width="11.64375in" svg:height="3.4897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2813in" svg:y="5.09769in" svg:width="3.0375in" svg:height="0.29282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5/26/2015</text:date></text:span></text:p>
        </draw:text-box>
        <svg:title/>
        <svg:desc/>
      </draw:frame>
      <draw:frame draw:id="id62" presentation:style-name="a601" draw:name="Footer Placeholder 4" svg:x="4.47188in" svg:y="5.09769in" svg:width="4.55625in" svg:height="0.29282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53438in" svg:y="5.09769in" svg:width="3.0375in" svg:height="0.29282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ck to 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66094in" svg:y="0.29282in" svg:width="2.91094in" svg:height="4.661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2812in" svg:y="0.29282in" svg:width="8.56406in" svg:height="4.661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ck to 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2813in" svg:y="5.09769in" svg:width="3.0375in" svg:height="0.29282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5/26/2015</text:date></text:span></text:p>
        </draw:text-box>
        <svg:title/>
        <svg:desc/>
      </draw:frame>
      <draw:frame draw:id="id67" presentation:style-name="a661" draw:name="Footer Placeholder 4" svg:x="4.47188in" svg:y="5.09769in" svg:width="4.55625in" svg:height="0.29282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53438in" svg:y="5.09769in" svg:width="3.0375in" svg:height="0.29282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5/26/2015</text:date></text:span></text:p>
          </draw:text-box>
          <svg:title/>
          <svg:desc/>
        </draw:frame>
        <draw:page-thumbnail svg:x="-0.39063in" svg:y="1.25in" svg:width="8.28125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ck to 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caojx</meta:initial-creator>
    <dc:creator>Guohan Lv</dc:creator>
    <meta:creation-date>2015-04-22T03:37:39Z</meta:creation-date>
    <dc:date>2015-05-26T17:03:36Z</dc:date>
    <meta:template xlink:href="Office%20Theme" xlink:type="simple"/>
    <meta:editing-cycles>43</meta:editing-cycles>
    <meta:editing-duration>PT94641S</meta:editing-duration>
    <meta:document-statistic meta:paragraph-count="42" meta:word-count="46"/>
  </office:meta>
</office:document-meta>
</file>